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0ec14" officeooo:paragraph-rsid="0010ec14"/>
    </style:style>
    <style:style style:name="P2" style:family="paragraph" style:parent-style-name="Standard">
      <style:text-properties officeooo:rsid="000a6593" officeooo:paragraph-rsid="000a6593"/>
    </style:style>
    <style:style style:name="P3" style:family="paragraph" style:parent-style-name="Standard">
      <style:text-properties style:font-name="Liberation Sans" officeooo:rsid="000a6593" officeooo:paragraph-rsid="000a6593"/>
    </style:style>
    <style:style style:name="P4" style:family="paragraph" style:parent-style-name="Standard">
      <style:text-properties style:font-name="Liberation Sans" fo:font-size="28pt" style:text-underline-style="solid" style:text-underline-width="auto" style:text-underline-color="font-color" fo:font-weight="bold" officeooo:rsid="000a6593" officeooo:paragraph-rsid="000a6593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Liberation Sans" fo:font-size="28pt" style:text-underline-style="solid" style:text-underline-width="auto" style:text-underline-color="font-color" fo:font-weight="bold" officeooo:rsid="000a6593" officeooo:paragraph-rsid="00107334" style:font-size-asian="28pt" style:font-weight-asian="bold" style:font-size-complex="28pt" style:font-weight-complex="bold"/>
    </style:style>
    <style:style style:name="P6" style:family="paragraph" style:parent-style-name="Standard">
      <style:text-properties style:font-name="Liberation Sans" fo:font-size="28pt" officeooo:rsid="000a6593" officeooo:paragraph-rsid="000b589b" style:font-size-asian="28pt" style:font-size-complex="28pt"/>
    </style:style>
    <style:style style:name="P7" style:family="paragraph" style:parent-style-name="Standard">
      <style:text-properties style:font-name="Liberation Sans" fo:font-size="28pt" style:text-underline-style="none" fo:font-weight="normal" officeooo:rsid="000e978a" officeooo:paragraph-rsid="000e978a" style:font-size-asian="28pt" style:font-weight-asian="normal" style:font-size-complex="2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28pt" style:text-underline-style="none" officeooo:rsid="00107334" officeooo:paragraph-rsid="00107334" style:font-size-asian="28pt" style:font-size-complex="28pt"/>
    </style:style>
    <style:style style:name="P9" style:family="paragraph" style:parent-style-name="Standard">
      <style:text-properties style:font-name="Liberation Sans" fo:font-size="20pt" style:text-underline-style="solid" style:text-underline-width="auto" style:text-underline-color="font-color" fo:font-weight="bold" officeooo:rsid="000a6593" officeooo:paragraph-rsid="00107334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48pt" style:text-underline-style="none" officeooo:rsid="000de511" officeooo:paragraph-rsid="000de511" style:font-size-asian="48pt" style:font-size-complex="48pt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48pt" style:text-underline-style="none" officeooo:rsid="000e978a" officeooo:paragraph-rsid="000e978a" style:font-size-asian="48pt" style:font-size-complex="4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Liberation Sans" fo:font-size="64pt" style:text-underline-style="solid" style:text-underline-width="auto" style:text-underline-color="font-color" officeooo:rsid="000a6593" officeooo:paragraph-rsid="000a6593" style:font-size-asian="64pt" style:font-size-complex="64pt"/>
    </style:style>
    <style:style style:name="P13" style:family="paragraph" style:parent-style-name="Standard" style:list-style-name="L1">
      <style:text-properties officeooo:paragraph-rsid="000a6593"/>
    </style:style>
    <style:style style:name="P14" style:family="paragraph" style:parent-style-name="Standard" style:list-style-name="L2">
      <style:text-properties officeooo:paragraph-rsid="000a6593"/>
    </style:style>
    <style:style style:name="P15" style:family="paragraph" style:parent-style-name="Standard" style:list-style-name="L2">
      <style:text-properties style:font-name="Liberation Sans" fo:font-size="28pt" officeooo:rsid="000a6593" officeooo:paragraph-rsid="000b589b" style:font-size-asian="28pt" style:font-size-complex="28pt"/>
    </style:style>
    <style:style style:name="T1" style:family="text">
      <style:text-properties style:font-name="Liberation Sans" fo:font-size="28pt" style:font-size-asian="28pt" style:font-size-complex="28pt"/>
    </style:style>
    <style:style style:name="T2" style:family="text">
      <style:text-properties style:font-name="Liberation Sans" fo:font-size="28pt" officeooo:rsid="000a6593" style:font-size-asian="28pt" style:font-size-complex="28pt"/>
    </style:style>
    <style:style style:name="T3" style:family="text">
      <style:text-properties style:font-name="Liberation Sans" fo:font-size="28pt" officeooo:rsid="00107334" style:font-size-asian="28pt" style:font-size-complex="28pt"/>
    </style:style>
    <style:style style:name="T4" style:family="text">
      <style:text-properties style:font-name="Liberation Sans"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Liberation Sans" fo:font-size="28pt" fo:font-weight="bold" officeooo:rsid="000a6593" style:font-size-asian="28pt" style:font-weight-asian="bold" style:font-size-complex="28pt" style:font-weight-complex="bold"/>
    </style:style>
    <style:style style:name="T6" style:family="text">
      <style:text-properties style:font-name="Liberation Sans" fo:font-size="28pt" fo:font-weight="bold" officeooo:rsid="00107334" style:font-size-asian="28pt" style:font-weight-asian="bold" style:font-size-complex="28pt" style:font-weight-complex="bold"/>
    </style:style>
    <style:style style:name="T7" style:family="text">
      <style:text-properties style:font-name="Liberation Sans" fo:font-size="28pt" fo:font-weight="bold" officeooo:rsid="0012d947" style:font-size-asian="28pt" style:font-weight-asian="bold" style:font-size-complex="28pt" style:font-weight-complex="bold"/>
    </style:style>
    <style:style style:name="T8" style:family="text">
      <style:text-properties style:font-name="Liberation Sans" fo:font-size="28pt" fo:font-weight="bold" officeooo:rsid="0013fc5c" style:font-size-asian="28pt" style:font-weight-asian="bold" style:font-size-complex="28pt" style:font-weight-complex="bold"/>
    </style:style>
    <style:style style:name="T9" style:family="text">
      <style:text-properties style:font-name="Liberation Sans" fo:font-size="28pt" fo:font-weight="normal" officeooo:rsid="000a6593" style:font-size-asian="28pt" style:font-weight-asian="normal" style:font-size-complex="28pt" style:font-weight-complex="normal"/>
    </style:style>
    <style:style style:name="T10" style:family="text">
      <style:text-properties style:font-name="Liberation Sans" fo:font-size="28pt" fo:font-weight="normal" officeooo:rsid="000b589b" style:font-size-asian="28pt" style:font-weight-asian="normal" style:font-size-complex="28pt" style:font-weight-complex="normal"/>
    </style:style>
    <style:style style:name="T11" style:family="text">
      <style:text-properties style:font-name="Liberation Sans" fo:font-size="28pt" fo:font-weight="normal" officeooo:rsid="00107334" style:font-size-asian="28pt" style:font-weight-asian="normal" style:font-size-complex="28pt" style:font-weight-complex="normal"/>
    </style:style>
    <style:style style:name="T12" style:family="text">
      <style:text-properties fo:font-weight="bold" officeooo:rsid="000b589b" style:font-weight-asian="bold" style:font-weight-complex="bold"/>
    </style:style>
    <style:style style:name="T13" style:family="text">
      <style:text-properties fo:font-weight="normal" officeooo:rsid="000b589b" style:font-weight-asian="normal" style:font-weight-complex="normal"/>
    </style:style>
    <style:style style:name="T14" style:family="text">
      <style:text-properties fo:font-weight="normal" officeooo:rsid="00107334" style:font-weight-asian="normal" style:font-weight-complex="normal"/>
    </style:style>
    <style:style style:name="T15" style:family="text">
      <style:text-properties officeooo:rsid="000e978a"/>
    </style:style>
    <style:style style:name="T16" style:family="text">
      <style:text-properties style:text-underline-style="none"/>
    </style:style>
    <style:style style:name="T17" style:family="text">
      <style:text-properties fo:font-style="normal" style:text-underline-style="none" fo:font-weight="normal" officeooo:rsid="00107334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0b589b" style:font-style-asian="normal" style:font-weight-asian="normal" style:font-style-complex="normal" style:font-weight-complex="normal"/>
    </style:style>
    <style:style style:name="T19" style:family="text">
      <style:text-properties officeooo:rsid="001073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im Sum Labs is a <text:span text:style-name="T15">fully </text:span>membership supported organisation. <text:s/>Your donations and <text:span text:style-name="T15">members </text:span>fees keep the space alive.</text:p>
      <text:p text:style-name="P10"/>
      <text:p text:style-name="P11">If you are a visitor to one of our public events, <text:span text:style-name="T19">we would appreciate </text:span>a small donation (suggested $30 per person)</text:p>
      <text:p text:style-name="P11"/>
      <text:p text:style-name="P8">All payments go in the DONATION BOX</text:p>
      <text:p text:style-name="P12">How to become a MEMBER</text:p>
      <text:p text:style-name="P3"/>
      <text:p text:style-name="P7">There are two ways to pay:</text:p>
      <text:p text:style-name="P9"/>
      <text:p text:style-name="P5"><text:span text:style-name="T15">Pay with Paypal</text:span>:<text:span text:style-name="T16"> </text:span></text:p>
      <text:p text:style-name="P5"><text:span text:style-name="T17">Follow the steps at</text:span><text:span text:style-name="T18"> http://www.dimsumlabs.com/support-us/</text:span></text:p>
      <text:p text:style-name="P4"/>
      <text:p text:style-name="P4"><text:span text:style-name="T19">Pay in person</text:span>:</text:p>
      <text:list xml:id="list3769856150" text:style-name="L1">
        <text:list-item>
          <text:p text:style-name="P13"><text:span text:style-name="T2">Put </text:span><text:span text:style-name="T5">$</text:span><text:span text:style-name="T8">7</text:span><text:span text:style-name="T5">00</text:span><text:span text:style-name="T2"> (or </text:span><text:span text:style-name="T5">$</text:span><text:span text:style-name="T8">3</text:span><text:span text:style-name="T5">00</text:span><text:span text:style-name="T2"> </text:span><text:span text:style-name="T3">for </text:span><text:span text:style-name="T2">student</text:span><text:span text:style-name="T3">s</text:span><text:span text:style-name="T2">) in an </text:span><text:span text:style-name="T5">envelope.</text:span></text:p>
        </text:list-item>
      </text:list>
      <text:list xml:id="list1005366555" text:style-name="L2">
        <text:list-item>
          <text:p text:style-name="P14"><text:span text:style-name="T10">W</text:span><text:span text:style-name="T9">rite </text:span><text:span text:style-name="T5">your </text:span><text:span text:style-name="T7">email address</text:span><text:span text:style-name="T5"> </text:span><text:span text:style-name="T10">and </text:span><text:span text:style-name="T9">the </text:span><text:span text:style-name="T6">month</text:span><text:span text:style-name="T9"> </text:span><text:span text:style-name="T10">you are </text:span><text:span text:style-name="T11">paying </text:span><text:span text:style-name="T10">for on the outside of the envelope</text:span></text:p>
        </text:list-item>
        <text:list-item>
          <text:p text:style-name="P15"><text:span text:style-name="T13">put </text:span><text:span text:style-name="T14">your </text:span><text:span text:style-name="T13">envelope in the </text:span><text:span text:style-name="T12">DONATION BOX</text:span></text:p>
        </text:list-item>
      </text:list>
      <text:p text:style-name="P6"/>
      <text:p text:style-name="P4"><text:span text:style-name="T19">Once you have paid</text:span>:</text:p>
      <text:p text:style-name="P2"><text:span text:style-name="T1">Go to </text:span><text:a xlink:type="simple" xlink:href="http://door.lan/" text:style-name="Internet_20_link" text:visited-style-name="Visited_20_Internet_20_Link"><text:span text:style-name="T4">http://door.</text:span></text:a><text:a xlink:type="simple" xlink:href="http://door.lan/" text:style-name="Internet_20_link" text:visited-style-name="Visited_20_Internet_20_Link"><text:span text:style-name="T6">lan</text:span></text:a><text:a xlink:type="simple" xlink:href="http://door.lan/" text:style-name="Internet_20_link" text:visited-style-name="Visited_20_Internet_20_Link"><text:span text:style-name="T4">/</text:span></text:a><text:span text:style-name="T4"> </text:span><text:span text:style-name="T1">and </text:span><text:span text:style-name="T3">create your door account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577cm" style:type="center"/>
          <style:tab-stop style:position="27.153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28pt" style:font-name-asian="OpenSymbol" style:font-family-asian="OpenSymbol" style:font-charset-asian="x-symbol" style:font-size-asian="24.5pt" style:font-name-complex="OpenSymbol" style:font-family-complex="OpenSymbol" style:font-charset-complex="x-symbol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0ec14" officeooo:paragraph-rsid="0010ec14"/>
    </style:style>
    <style:style style:name="MT1" style:family="text"/>
    <style:page-layout style:name="Mpm1">
      <style:page-layout-properties fo:page-width="29.693cm" fo:page-height="21.006cm" style:num-format="1" style:print-orientation="landscape" fo:margin-top="0.635cm" fo:margin-bottom="0.635cm" fo:margin-left="0.635cm" fo:margin-right="0.63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s://github.com/dimsumlabs/dsl-meta" text:style-name="Internet_20_link" text:visited-style-name="Visited_20_Internet_20_Link">https://github.com/dimsumlabs/dsl-meta</text:a> signs/memb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20:04:26.449123123</meta:creation-date>
    <dc:date>2018-05-13T18:50:27.917628345</dc:date>
    <meta:editing-duration>PT1H47M3S</meta:editing-duration>
    <meta:editing-cycles>5</meta:editing-cycles>
    <meta:generator>LibreOffice/5.4.3.1$Linux_X86_64 LibreOffice_project/40m0$Build-1</meta:generator>
    <meta:document-statistic meta:table-count="0" meta:image-count="0" meta:object-count="0" meta:page-count="2" meta:paragraph-count="14" meta:word-count="118" meta:character-count="698" meta:non-whitespace-character-count="595"/>
  </office:meta>
</office:document-meta>
</file>